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167000001A5BB972D54.png"/>
  <manifest:file-entry manifest:media-type="image/png" manifest:full-path="Pictures/10000201000007A9000007A616BCDFE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33ff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cm" svg:stroke-color="#ff33ff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5.247cm"/>
    </style:style>
    <style:style style:name="P1" style:family="paragraph">
      <style:paragraph-properties fo:text-align="center"/>
    </style:style>
    <style:style style:name="P2" style:family="paragraph">
      <style:text-properties fo:font-family="'Yu Gothic UI Semilight'" style:font-family-generic="swiss" style:font-pitch="variable" fo:font-size="16pt" style:font-size-asian="16pt" style:font-size-complex="16pt"/>
    </style:style>
    <style:style style:name="T1" style:family="text">
      <style:text-properties fo:font-family="'Yu Gothic UI Semilight'" style:font-family-generic="swiss" style:font-pitch="variable" fo:font-size="16pt" style:font-size-asian="16pt" style:font-size-complex="16pt"/>
    </style:style>
    <style:style style:name="T2" style:family="text">
      <style:text-properties fo:font-family="'Yu Gothic UI Semilight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077cm" svg:height="17.05cm" svg:x="1.801cm" svg:y="1.659cm">
          <draw:image xlink:href="Pictures/10000201000007A9000007A616BCDFED.png" xlink:type="simple" xlink:show="embed" xlink:actuate="onLoad">
            <text:p text:style-name="P1">\</text:p>
          </draw:image>
        </draw:frame>
        <draw:rect draw:style-name="gr2" draw:text-style-name="P1" draw:layer="layout" svg:width="4.394cm" svg:height="5.611cm" svg:x="9.041cm" svg:y="12.282cm">
          <text:p/>
        </draw:rect>
        <draw:frame draw:style-name="gr3" draw:text-style-name="P1" draw:layer="layout" svg:width="8.286cm" svg:height="9.718cm" svg:x="1.43cm" svg:y="18.982cm">
          <draw:image xlink:href="Pictures/1000020100000167000001A5BB972D54.png" xlink:type="simple" xlink:show="embed" xlink:actuate="onLoad">
            <text:p/>
          </draw:image>
        </draw:frame>
        <draw:line draw:style-name="gr4" draw:text-style-name="P1" draw:layer="layout" svg:x1="11.176cm" svg:y1="17.905cm" svg:x2="11.176cm" svg:y2="22.375cm">
          <text:p/>
        </draw:line>
        <draw:rect draw:style-name="gr2" draw:text-style-name="P1" draw:layer="layout" svg:width="8.759cm" svg:height="4.106cm" svg:x="10.355cm" svg:y="22.33cm">
          <text:p/>
        </draw:rect>
        <draw:frame draw:style-name="gr5" draw:text-style-name="P2" draw:layer="layout" svg:width="8.576cm" svg:height="5.497cm" svg:x="10.469cm" svg:y="22.376cm">
          <draw:text-box>
            <text:p text:style-name="P2"><text:span text:style-name="T1">IC1, J1(bottom) and other components</text:span></text:p>
            <text:p text:style-name="P2"><text:span text:style-name="T2">This is the supply block. It uses a 12V 3-cell LiPo battery and a switching voltage regulator (LMZ14202TZE), which lowers the voltage to 3,3V.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0M32S</meta:editing-duration>
    <meta:editing-cycles>10</meta:editing-cycles>
    <meta:generator>OpenOffice/4.1.6$Win32 OpenOffice.org_project/416m1$Build-9790</meta:generator>
    <dc:date>2021-06-10T08:45:15.69</dc:date>
    <dc:creator>Siria Sannino</dc:creator>
    <meta:document-statistic meta:object-count="6"/>
  </office:meta>
</office:document-meta>
</file>